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4F6513E4D391AD236D.png" manifest:media-type="image/png"/>
  <manifest:file-entry manifest:full-path="Pictures/100000000000013E0000009FF3A493B017ED0B69.png" manifest:media-type="image/png"/>
  <manifest:file-entry manifest:full-path="Pictures/100000000000006E0000008B39DBCA03A3F59FDA.png" manifest:media-type="image/png"/>
  <manifest:file-entry manifest:full-path="Pictures/100000000000032000000320514AD67FC19D469C.png" manifest:media-type="image/png"/>
  <manifest:file-entry manifest:full-path="Pictures/1000000000000282000001E2095D8C49824B98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355cm, 11.48cm, 6.703cm, 6.09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9cm, 0cm, 0cm, 0cm)" draw:image-opacity="100%" style:mirror="non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withoutfill">
      <style:graphic-properties svg:stroke-color="#000000" draw:marker-start="Arrowheads_20_1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" draw:marker-end="Arrowheads_20_2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374cm)" draw:image-opacity="100%" style:mirror="none"/>
    </style:style>
    <style:style style:name="gr11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background-color="#ffffff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font-size="14pt" fo:background-color="#ffffff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#ffffff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87cm" svg:height="5.846cm" draw:transform="rotate (-1.5694000633933) translate (17.641cm 6.222cm)">
          <draw:image xlink:href="Pictures/1000000000000282000001E2095D8C49824B9818.png" xlink:type="simple" xlink:show="embed" xlink:actuate="onLoad" draw:mime-type="image/png">
            <text:p/>
          </draw:image>
        </draw:frame>
        <draw:frame draw:style-name="gr2" draw:text-style-name="P1" draw:layer="layout" svg:width="1.895cm" svg:height="3.759cm" svg:x="6.117cm" svg:y="11.793cm">
          <draw:image xlink:href="Pictures/100000000000032000000320514AD67FC19D469C.png" xlink:type="simple" xlink:show="embed" xlink:actuate="onLoad" draw:mime-type="image/png">
            <text:p/>
          </draw:image>
        </draw:frame>
        <draw:frame draw:style-name="gr3" draw:text-style-name="P1" draw:layer="layout" svg:width="0.916cm" svg:height="0.953cm" svg:x="4.557cm" svg:y="13.698cm">
          <draw:image xlink:href="Pictures/100000000000006E0000008B39DBCA03A3F59FDA.png" xlink:type="simple" xlink:show="embed" xlink:actuate="onLoad" draw:mime-type="image/png">
            <text:p/>
          </draw:image>
        </draw:frame>
        <draw:line draw:style-name="gr4" draw:text-style-name="P1" draw:layer="layout" svg:x1="5.017cm" svg:y1="13.698cm" svg:x2="5.017cm" svg:y2="13.063cm">
          <text:p/>
        </draw:line>
        <draw:line draw:style-name="gr4" draw:text-style-name="P2" draw:layer="layout" svg:x1="5.017cm" svg:y1="13.063cm" svg:x2="6.425cm" svg:y2="13.063cm">
          <text:p/>
        </draw:line>
        <draw:line draw:style-name="gr4" draw:text-style-name="P1" draw:layer="layout" svg:x1="12.463cm" svg:y1="12.002cm" svg:x2="7.9cm" svg:y2="12.001cm">
          <text:p/>
        </draw:line>
        <draw:frame draw:style-name="gr5" draw:text-style-name="P4" draw:layer="layout" svg:width="1.005cm" svg:height="0.503cm" draw:transform="rotate (-1.56678206951531) translate (12.051cm 10.917cm)">
          <draw:image xlink:href="Pictures/100000000000013E0000009FF3A493B017ED0B69.png" xlink:type="simple" xlink:show="embed" xlink:actuate="onLoad" draw:mime-type="image/png">
            <text:p text:style-name="P3"><text:s/></text:p>
          </draw:image>
        </draw:frame>
        <draw:line draw:style-name="gr4" draw:text-style-name="P1" draw:layer="layout" svg:x1="12.472cm" svg:y1="10.824cm" svg:x2="11.16cm" svg:y2="10.824cm">
          <text:p/>
        </draw:line>
        <draw:line draw:style-name="gr6" draw:text-style-name="P1" draw:layer="layout" svg:x1="11.7cm" svg:y1="12.004cm" svg:x2="11.703cm" svg:y2="12.004cm">
          <text:p/>
        </draw:line>
        <draw:frame draw:style-name="gr7" draw:text-style-name="P5" draw:layer="layout" svg:width="1.588cm" svg:height="0.806cm" svg:x="10.5cm" svg:y="10.989cm">
          <draw:text-box>
            <text:p><text:span text:style-name="T1">1kΩ</text:span></text:p>
          </draw:text-box>
        </draw:frame>
        <draw:frame draw:style-name="gr3" draw:text-style-name="P1" draw:layer="layout" svg:width="0.916cm" svg:height="0.953cm" svg:x="10.879cm" svg:y="6.714cm">
          <draw:image xlink:href="Pictures/100000000000006E0000008B39DBCA03A3F59FDA.png" xlink:type="simple" xlink:show="embed" xlink:actuate="onLoad" draw:mime-type="image/png">
            <text:p/>
          </draw:image>
        </draw:frame>
        <draw:line draw:style-name="gr4" draw:text-style-name="P1" draw:layer="layout" svg:x1="12.87cm" svg:y1="6.715cm" svg:x2="11.32cm" svg:y2="6.715cm">
          <text:p/>
        </draw:line>
        <draw:line draw:style-name="gr4" draw:text-style-name="P1" draw:layer="layout" svg:x1="12.87cm" svg:y1="7.35cm" svg:x2="12.87cm" svg:y2="6.715cm">
          <text:p/>
        </draw:line>
        <draw:line draw:style-name="gr8" draw:text-style-name="P1" draw:layer="layout" svg:x1="13.171cm" svg:y1="7.369cm" svg:x2="13.171cm" svg:y2="5.178cm">
          <text:p/>
        </draw:line>
        <draw:frame draw:style-name="gr7" draw:text-style-name="P5" draw:layer="layout" svg:width="2.024cm" svg:height="0.806cm" svg:x="12.311cm" svg:y="4.492cm">
          <draw:text-box>
            <text:p><text:span text:style-name="T1">7..12V</text:span></text:p>
          </draw:text-box>
        </draw:frame>
        <draw:line draw:style-name="gr9" draw:text-style-name="P1" draw:layer="layout" svg:x1="11.16cm" svg:y1="10.827cm" svg:x2="11.16cm" svg:y2="9.875cm">
          <text:p/>
        </draw:line>
        <draw:frame draw:style-name="gr7" draw:text-style-name="P5" draw:layer="layout" svg:width="1.195cm" svg:height="0.806cm" svg:x="10.6cm" svg:y="9.252cm">
          <draw:text-box>
            <text:p><text:span text:style-name="T1">5V</text:span></text:p>
          </draw:text-box>
        </draw:frame>
        <draw:line draw:style-name="gr6" draw:text-style-name="P1" draw:layer="layout" svg:x1="11.693cm" svg:y1="10.824cm" svg:x2="11.696cm" svg:y2="10.824cm">
          <text:p/>
        </draw:line>
        <draw:frame draw:style-name="gr10" draw:text-style-name="P1" draw:layer="layout" svg:width="2.129cm" svg:height="3.54cm" svg:x="23.008cm" svg:y="8.132cm">
          <draw:image xlink:href="Pictures/10000201000005000000034F6513E4D391AD236D.png" xlink:type="simple" xlink:show="embed" xlink:actuate="onLoad" draw:mime-type="image/png">
            <text:p/>
          </draw:image>
        </draw:frame>
        <draw:line draw:style-name="gr4" draw:text-style-name="P1" draw:layer="layout" svg:x1="23.008cm" svg:y1="10.911cm" svg:x2="17.042cm" svg:y2="10.906cm">
          <text:p/>
        </draw:line>
        <draw:frame draw:style-name="gr3" draw:text-style-name="P1" draw:layer="layout" svg:width="0.916cm" svg:height="0.953cm" svg:x="21.962cm" svg:y="9.472cm">
          <draw:image xlink:href="Pictures/100000000000006E0000008B39DBCA03A3F59FDA.png" xlink:type="simple" xlink:show="embed" xlink:actuate="onLoad" draw:mime-type="image/png">
            <text:p/>
          </draw:image>
        </draw:frame>
        <draw:line draw:style-name="gr4" draw:text-style-name="P1" draw:layer="layout" svg:x1="23.008cm" svg:y1="9.471cm" svg:x2="22.417cm" svg:y2="9.472cm">
          <text:p/>
        </draw:line>
        <draw:line draw:style-name="gr4" draw:text-style-name="P1" draw:layer="layout" svg:x1="23.008cm" svg:y1="10.679cm" svg:x2="23.008cm" svg:y2="9.471cm">
          <text:p/>
        </draw:line>
        <draw:line draw:style-name="gr9" draw:text-style-name="P1" draw:layer="layout" svg:x1="21.327cm" svg:y1="10.806cm" svg:x2="21.327cm" svg:y2="9.536cm">
          <text:p/>
        </draw:line>
        <draw:line draw:style-name="gr9" draw:text-style-name="P1" draw:layer="layout" svg:x1="11.16cm" svg:y1="10.828cm" svg:x2="11.16cm" svg:y2="9.876cm">
          <text:p/>
        </draw:line>
        <draw:frame draw:style-name="gr7" draw:text-style-name="P5" draw:layer="layout" svg:width="1.195cm" svg:height="0.806cm" svg:x="20.767cm" svg:y="8.901cm">
          <draw:text-box>
            <text:p><text:span text:style-name="T1">5V</text:span></text:p>
          </draw:text-box>
        </draw:frame>
        <draw:line draw:style-name="gr4" draw:text-style-name="P1" draw:layer="layout" svg:x1="23.014cm" svg:y1="10.81cm" svg:x2="21.327cm" svg:y2="10.806cm">
          <text:p/>
        </draw:line>
        <draw:line draw:style-name="gr11" draw:text-style-name="P7" draw:layer="layout" svg:x1="17.024cm" svg:y1="10.191cm" svg:x2="19.556cm" svg:y2="10.191cm">
          <text:p text:style-name="P6"><text:span text:style-name="T2">G</text:span><text:span text:style-name="T2">o</text:span><text:span text:style-name="T2">H</text:span><text:span text:style-name="T2">o</text:span><text:span text:style-name="T2">m</text:span><text:span text:style-name="T2">e</text:span></text:p>
        </draw:line>
        <draw:line draw:style-name="gr4" draw:text-style-name="P1" draw:layer="layout" svg:x1="19.881cm" svg:y1="9.948cm" svg:x2="19.556cm" svg:y2="10.191cm">
          <text:p/>
        </draw:line>
        <draw:frame draw:style-name="gr3" draw:text-style-name="P1" draw:layer="layout" svg:width="0.916cm" svg:height="0.635cm" svg:x="20.05cm" svg:y="10.207cm">
          <draw:image xlink:href="Pictures/100000000000006E0000008B39DBCA03A3F59FDA.png" xlink:type="simple" xlink:show="embed" xlink:actuate="onLoad" draw:mime-type="image/png">
            <text:p/>
          </draw:image>
        </draw:frame>
        <draw:line draw:style-name="gr4" draw:text-style-name="P1" draw:layer="layout" svg:x1="20.511cm" svg:y1="10.207cm" svg:x2="19.881cm" svg:y2="10.2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05:57:48.994990742</meta:creation-date>
    <dc:date>2022-05-07T13:01:11.104107476</dc:date>
    <meta:editing-duration>PT25M</meta:editing-duration>
    <meta:editing-cycles>7</meta:editing-cycles>
    <meta:generator>LibreOffice/7.0.4.2$Linux_X86_64 LibreOffice_project/00$Build-2</meta:generator>
    <meta:print-date>2022-04-29T10:00:42.263000000</meta:print-date>
    <meta:document-statistic meta:object-count="31"/>
  </office:meta>
</office:document-meta>
</file>